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officeooo:paragraph-rsid="00002cf4"/>
    </style:style>
    <style:style style:name="P2" style:family="paragraph" style:parent-style-name="Standard">
      <style:text-properties officeooo:rsid="000cc3c6" officeooo:paragraph-rsid="00002cf4"/>
    </style:style>
    <style:style style:name="P3" style:family="paragraph" style:parent-style-name="Standard" style:master-page-name="">
      <loext:graphic-properties draw:fill="none"/>
      <style:paragraph-properties fo:margin-left="0.5in" fo:margin-right="0in" fo:text-indent="-0.5in" style:auto-text-indent="false" style:page-number="auto" fo:background-color="transparent"/>
      <style:text-properties officeooo:rsid="000b0d93" officeooo:paragraph-rsid="00002cf4"/>
    </style:style>
    <style:style style:name="P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rsid="000b0d93" officeooo:paragraph-rsid="00002cf4"/>
    </style:style>
    <style:style style:name="P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rsid="000bc0fa" officeooo:paragraph-rsid="00002cf4"/>
    </style:style>
    <style:style style:name="P6" style:family="paragraph" style:parent-style-name="Standard" style:master-page-name="">
      <loext:graphic-properties draw:fill="none"/>
      <style:paragraph-properties fo:margin-left="0.5in" fo:margin-right="0in" fo:text-indent="-0.5in" style:auto-text-indent="false" style:page-number="auto" fo:background-color="transparent"/>
      <style:text-properties officeooo:rsid="000bc0fa" officeooo:paragraph-rsid="00002cf4"/>
    </style:style>
    <style:style style:name="T1" style:family="text">
      <style:text-properties officeooo:rsid="001262ff"/>
    </style:style>
    <style:style style:name="T2" style:family="text">
      <style:text-properties officeooo:rsid="000bc0fa"/>
    </style:style>
    <style:style style:name="T3" style:family="text">
      <style:text-properties officeooo:rsid="000e8785"/>
    </style:style>
    <style:style style:name="T4" style:family="text">
      <style:text-properties officeooo:rsid="000cc3c6"/>
    </style:style>
    <style:style style:name="T5" style:family="text">
      <style:text-properties officeooo:rsid="00112b3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Raspberry libs.</text:h>
      <text:p text:style-name="P3">wiringPi(<text:a xlink:type="simple" xlink:href="https://github.com/WiringPi/WiringPi" text:style-name="Internet_20_link" text:visited-style-name="Visited_20_Internet_20_Link">https://github.com/WiringPi/WiringPi</text:a>) – abandoned by author, but somebody continues support.</text:p>
      <text:p text:style-name="P4"><text:span text:style-name="T2">s</text:span>pidev() - SPI, python.</text:p>
      <text:p text:style-name="P4">RPi.GPIO – <text:span text:style-name="T3">GPIO, python.</text:span></text:p>
      <text:p text:style-name="P5">pigpio(https://github.com/joan2937/pigpio) - <text:span text:style-name="T4">GPIO, c/c++.</text:span></text:p>
      <text:p text:style-name="P6">bcm2835 <text:span text:style-name="T5">(</text:span><text:a xlink:type="simple" xlink:href="https://www.airspayce.com/mikem/bcm2835" text:style-name="Internet_20_link" text:visited-style-name="Visited_20_Internet_20_Link">https://www.airspayce.com/mikem/bcm2835</text:a><text:span text:style-name="T5">) – GPIO, c/c++. Maybe the oldest, has more info about pin features(like PWM).</text:span></text:p>
      <text:p text:style-name="P2"/>
      <text:p text:style-name="P2">Librt – <text:span text:style-name="T1">something related to timing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02T12:55:20.107387308</meta:creation-date>
    <dc:date>2026-01-02T12:55:23.190058345</dc:date>
    <meta:editing-duration>PT3S</meta:editing-duration>
    <meta:editing-cycles>1</meta:editing-cycles>
    <meta:document-statistic meta:table-count="0" meta:image-count="0" meta:object-count="0" meta:page-count="1" meta:paragraph-count="7" meta:word-count="40" meta:character-count="381" meta:non-whitespace-character-count="344"/>
    <meta:generator>LibreOffice/24.2.7.2$Linux_X86_64 LibreOffice_project/420$Build-2</meta:generator>
  </office:meta>
</office:document-meta>
</file>